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01cm" fo:margin-bottom="0.101cm" style:contextual-spacing="false" fo:text-align="justify" style:justify-single-word="false"/>
      <style:text-properties style:use-window-font-color="true" loext:opacity="0%" style:font-name="DejaVu Sans Condensed" fo:font-size="10pt" fo:font-style="normal" style:text-underline-style="none" fo:font-weight="normal" officeooo:paragraph-rsid="00198ded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margin-top="0.101cm" fo:margin-bottom="0.101cm" style:contextual-spacing="false" fo:text-align="justify" style:justify-single-word="false"/>
      <style:text-properties style:use-window-font-color="true" loext:opacity="0%" style:font-name="DejaVu Sans Condensed" fo:font-size="10pt" fo:font-style="normal" style:text-underline-style="none" fo:font-weight="normal" officeooo:paragraph-rsid="000af560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margin-top="0.101cm" fo:margin-bottom="0.101cm" style:contextual-spacing="false" fo:text-align="justify" style:justify-single-word="false"/>
      <style:text-properties style:use-window-font-color="true" loext:opacity="0%" style:font-name="DejaVu Sans Condensed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use-window-font-color="true" loext:opacity="0%" officeooo:paragraph-rsid="000af560"/>
    </style:style>
    <style:style style:name="P5" style:family="paragraph" style:parent-style-name="Standard">
      <style:paragraph-properties fo:margin-top="0.101cm" fo:margin-bottom="0.101cm" style:contextual-spacing="false" fo:text-align="justify" style:justify-single-word="false"/>
      <style:text-properties style:use-window-font-color="true" loext:opacity="0%" officeooo:paragraph-rsid="000af560"/>
    </style:style>
    <style:style style:name="P6" style:family="paragraph" style:parent-style-name="Standard">
      <style:paragraph-properties fo:margin-top="0.101cm" fo:margin-bottom="0.101cm" style:contextual-spacing="false" fo:text-align="justify" style:justify-single-word="false"/>
      <style:text-properties style:use-window-font-color="true" loext:opacity="0%" style:font-name="DejaVu Sans Condensed" fo:font-size="10pt" fo:font-style="normal" style:text-underline-style="none" fo:font-weight="normal" officeooo:paragraph-rsid="00198ded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margin-top="0.101cm" fo:margin-bottom="0.101cm" style:contextual-spacing="false" fo:text-align="justify" style:justify-single-word="false"/>
      <style:text-properties style:use-window-font-color="true" loext:opacity="0%" style:font-name="DejaVu Sans Condensed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margin-top="0.101cm" fo:margin-bottom="0.101cm" style:contextual-spacing="false" fo:text-align="justify" style:justify-single-word="false"/>
      <style:text-properties style:use-window-font-color="true" loext:opacity="0%" style:font-name="DejaVu Sans Condensed" fo:font-size="10pt" fo:font-style="normal" style:text-underline-style="none" fo:font-weight="bold" officeooo:paragraph-rsid="00198de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fc1d" style:font-weight-asian="bold" style:font-weight-complex="bold"/>
    </style:style>
    <style:style style:name="T3" style:family="text">
      <style:text-properties style:font-name="DejaVu Sans Condensed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DejaVu Sans Condensed" fo:font-size="10pt" fo:font-style="normal" style:text-underline-style="none" fo:font-weight="normal" officeooo:rsid="0024fe9f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DejaVu Sans Condensed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DejaVu Sans Condensed" fo:font-size="10pt" fo:font-style="normal" style:text-underline-style="none" fo:font-weight="bold" officeooo:rsid="0024fe9f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color="#b3e5fc" loext:opacity="100%" fo:font-weight="bold" style:font-weight-asian="bold" style:font-weight-complex="bold"/>
    </style:style>
    <style:style style:name="T8" style:family="text">
      <style:text-properties fo:color="#b3e5fc" loext:opacity="100%" fo:font-weight="bold" officeooo:rsid="000f7cf8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officeooo:rsid="0011a8e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l protocolo FTP usa el <text:span text:style-name="T1">puerto 20</text:span> para la transmisión de <text:span text:style-name="T1">datos</text:span> y el <text:span text:style-name="T1">21</text:span> para la transferencia de <text:span text:style-name="T1">órdenes</text:span>.</text:p>
      <text:p text:style-name="P2"><text:s/>• Tiene <text:span text:style-name="T1">dos modos de conexión</text:span>: </text:p>
      <text:list text:style-name="L1">
        <text:list-item>
          <text:p text:style-name="P4"><text:span text:style-name="T3">modo </text:span><text:span text:style-name="T5">activo</text:span><text:span text:style-name="T3">, </text:span><text:span text:style-name="T4">con el que</text:span><text:span text:style-name="T3"> habrá </text:span><text:span text:style-name="T5">dos conexiones distintas</text:span><text:span text:style-name="T3">, </text:span></text:p>
        </text:list-item>
        <text:list-item>
          <text:p text:style-name="P4"><text:span text:style-name="T3">modo </text:span><text:span text:style-name="T5">pasivo</text:span><text:span text:style-name="T3">, </text:span><text:span text:style-name="T4">con el que</text:span><text:span text:style-name="T3"> </text:span><text:span text:style-name="T5">no</text:span><text:span text:style-name="T6"> habrá dos conexiones</text:span><text:span text:style-name="T4"> distintas.</text:span><text:span text:style-name="T3"> </text:span></text:p>
        </text:list-item>
      </text:list>
      <text:p text:style-name="P5"/>
      <text:p text:style-name="P1">El protocolo SMTP utiliza el <text:span text:style-name="T1">puerto 25.</text:span></text:p>
      <text:p text:style-name="P1"/>
      <text:p text:style-name="P1"><text:span text:style-name="T1">protocolo HTTP <text:s/></text:span>El <text:span text:style-name="T1">puerto</text:span> que utiliza es el <text:span text:style-name="T1">80 , </text:span><text:span text:style-name="T2">cambiable.</text:span></text:p>
      <text:p text:style-name="P1"/>
      <text:p text:style-name="P8">¿En qué categoría de amenaza se clasifica un programa que accede a nuestros recursos y puede llegar a cambiar algo? <text:s/>Modificación. </text:p>
      <text:p text:style-name="P1"/>
      <text:p text:style-name="P8">En la comunicación en el modelo cliente/servidor, el método de envíos de ACK es..￼ <text:s/>Efectivo y útil, pero lento. </text:p>
      <text:p text:style-name="P1"/>
      <text:p text:style-name="P3"><text:span text:style-name="T8">el</text:span><text:span text:style-name="T7"> protocolo Telnet </text:span>El <text:span text:style-name="T10">puerto</text:span><text:span text:style-name="T9"> que utiliza es el </text:span><text:span text:style-name="T10">23</text:span>.</text:p>
      <text:p text:style-name="P3"/>
      <text:p text:style-name="P3">El ataque D<text:span text:style-name="T11">D</text:span>oS: Es un ataque que puede apagar sitios web.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17:39:52.951261090</meta:creation-date>
    <dc:date>2024-02-17T22:46:28.387765826</dc:date>
    <meta:editing-duration>PT14H40M34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1" meta:paragraph-count="10" meta:word-count="126" meta:character-count="703" meta:non-whitespace-character-count="580"/>
  </office:meta>
</office:document-meta>
</file>